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font-size="11pt" style:font-size-asian="11pt" style:font-size-complex="11pt"/>
    </style:style>
    <style:style style:name="P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3" style:parent-style-name="DefaultParagraphFont" style:family="text">
      <style:text-properties style:font-name="Arial" fo:color="#0000FF" fo:font-size="11pt" style:font-size-asian="11pt" style:font-size-complex="11pt"/>
    </style:style>
    <style:style style:name="T4" style:parent-style-name="DefaultParagraphFont" style:family="text">
      <style:text-properties style:font-name="Arial" fo:color="#0000FF" fo:font-size="11pt" style:font-size-asian="11pt" style:font-size-complex="11pt" fo:language="it" fo:country="IT"/>
    </style:style>
    <style:style style:name="T5" style:parent-style-name="DefaultParagraphFont" style:family="text">
      <style:text-properties style:font-name="Arial" fo:color="#0000FF" fo:font-size="11pt" style:font-size-asian="11pt" style:font-size-complex="11pt"/>
    </style:style>
    <style:style style:name="T6" style:parent-style-name="DefaultParagraphFont" style:family="text">
      <style:text-properties style:font-name="Arial" fo:color="#0000FF" fo:font-size="11pt" style:font-size-asian="11pt" style:font-size-complex="11pt" fo:language="it" fo:country="IT"/>
    </style:style>
    <style:style style:name="T7" style:parent-style-name="DefaultParagraphFont" style:family="text">
      <style:text-properties style:font-name="Arial" fo:color="#0000FF" fo:font-size="11pt" style:font-size-asian="11pt" style:font-size-complex="11pt" fo:language="it" fo:country="IT"/>
    </style:style>
    <style:style style:name="T8" style:parent-style-name="DefaultParagraphFont" style:family="text">
      <style:text-properties style:font-name="Arial" fo:color="#0000FF" fo:font-size="11pt" style:font-size-asian="11pt" style:font-size-complex="11pt" fo:language="it" fo:country="IT"/>
    </style:style>
    <style:style style:name="T9" style:parent-style-name="DefaultParagraphFont" style:family="text">
      <style:text-properties style:font-name="Arial" fo:color="#0000FF" fo:font-size="11pt" style:font-size-asian="11pt" style:font-size-complex="11pt" fo:language="it" fo:country="IT"/>
    </style:style>
    <style:style style:name="P1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11" style:parent-style-name="DefaultParagraphFont" style:family="text">
      <style:text-properties style:font-name="Arial" fo:color="#008080" fo:font-size="11pt" style:font-size-asian="11pt" style:font-size-complex="11pt"/>
    </style:style>
    <style:style style:name="T12" style:parent-style-name="DefaultParagraphFont" style:family="text">
      <style:text-properties style:font-name="Arial" fo:color="#008080" fo:font-size="11pt" style:font-size-asian="11pt" style:font-size-complex="11pt" fo:language="it" fo:country="IT"/>
    </style:style>
    <style:style style:name="T13" style:parent-style-name="DefaultParagraphFont" style:family="text">
      <style:text-properties style:font-name="Arial" fo:color="#008080" fo:font-size="11pt" style:font-size-asian="11pt" style:font-size-complex="11pt" fo:language="it" fo:country="IT"/>
    </style:style>
    <style:style style:name="P1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8080" fo:font-size="11pt" style:font-size-asian="11pt" style:font-size-complex="11pt"/>
    </style:style>
    <style:style style:name="P1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font-size="11pt" style:font-size-asian="11pt" style:font-size-complex="11pt"/>
    </style:style>
    <style:style style:name="P1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font-size="11pt" style:font-size-asian="11pt" style:font-size-complex="11pt"/>
    </style:style>
    <style:style style:name="P1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8080" fo:font-size="11pt" style:font-size-asian="11pt" style:font-size-complex="11pt"/>
    </style:style>
    <style:style style:name="P2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8080" fo:font-size="11pt" style:font-size-asian="11pt" style:font-size-complex="11pt"/>
    </style:style>
    <style:style style:name="P2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2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2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2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2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2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2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2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2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3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3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3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3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3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8080" fo:font-size="11pt" style:font-size-asian="11pt" style:font-size-complex="11pt"/>
    </style:style>
    <style:style style:name="P3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8080" fo:font-size="11pt" style:font-size-asian="11pt" style:font-size-complex="11pt"/>
    </style:style>
    <style:style style:name="P3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3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3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39" style:parent-style-name="DefaultParagraphFont" style:family="text">
      <style:text-properties style:font-name="Arial" fo:color="#000000" fo:font-size="11pt" style:font-size-asian="11pt" style:font-size-complex="11pt"/>
    </style:style>
    <style:style style:name="T40" style:parent-style-name="DefaultParagraphFont" style:family="text">
      <style:text-properties style:font-name="Arial" fo:color="#0000FF" fo:font-size="11pt" style:font-size-asian="11pt" style:font-size-complex="11pt"/>
    </style:style>
    <style:style style:name="T41" style:parent-style-name="DefaultParagraphFont" style:family="text">
      <style:text-properties style:font-name="Arial" fo:color="#0000FF" fo:font-size="11pt" style:font-size-asian="11pt" style:font-size-complex="11pt"/>
    </style:style>
    <style:style style:name="T42" style:parent-style-name="DefaultParagraphFont" style:family="text">
      <style:text-properties style:font-name="Arial" fo:color="#0000FF" fo:font-size="11pt" style:font-size-asian="11pt" style:font-size-complex="11pt"/>
    </style:style>
    <style:style style:name="P4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44" style:parent-style-name="DefaultParagraphFont" style:family="text">
      <style:text-properties style:font-name="Arial" fo:color="#0000FF" fo:font-size="11pt" style:font-size-asian="11pt" style:font-size-complex="11pt"/>
    </style:style>
    <style:style style:name="T45" style:parent-style-name="DefaultParagraphFont" style:family="text">
      <style:text-properties style:font-name="Arial" fo:color="#0000FF" fo:font-size="11pt" style:font-size-asian="11pt" style:font-size-complex="11pt"/>
    </style:style>
    <style:style style:name="T46" style:parent-style-name="DefaultParagraphFont" style:family="text">
      <style:text-properties style:font-name="Arial" fo:color="#0000FF" fo:font-size="11pt" style:font-size-asian="11pt" style:font-size-complex="11pt"/>
    </style:style>
    <style:style style:name="T47" style:parent-style-name="DefaultParagraphFont" style:family="text">
      <style:text-properties style:font-name="Arial" fo:color="#0000FF" fo:font-size="11pt" style:font-size-asian="11pt" style:font-size-complex="11pt"/>
    </style:style>
    <style:style style:name="P4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4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5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5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5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5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5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5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5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5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5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5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60" style:parent-style-name="DefaultParagraphFont" style:family="text">
      <style:text-properties style:font-name="Arial" fo:color="#000000" fo:font-size="11pt" style:font-size-asian="11pt" style:font-size-complex="11pt"/>
    </style:style>
    <style:style style:name="T61" style:parent-style-name="DefaultParagraphFont" style:family="text">
      <style:text-properties style:font-name="Arial" fo:color="#008080" fo:font-size="11pt" style:font-size-asian="11pt" style:font-size-complex="11pt"/>
    </style:style>
    <style:style style:name="T62" style:parent-style-name="DefaultParagraphFont" style:family="text">
      <style:text-properties style:font-name="Arial" fo:color="#008080" fo:font-size="11pt" style:font-size-asian="11pt" style:font-size-complex="11pt"/>
    </style:style>
    <style:style style:name="T63" style:parent-style-name="DefaultParagraphFont" style:family="text">
      <style:text-properties style:font-name="Arial" fo:color="#008080" fo:font-size="11pt" style:font-size-asian="11pt" style:font-size-complex="11pt"/>
    </style:style>
    <style:style style:name="P6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6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66" style:parent-style-name="DefaultParagraphFont" style:family="text">
      <style:text-properties style:font-name="Arial" fo:color="#000000" fo:font-size="11pt" style:font-size-asian="11pt" style:font-size-complex="11pt"/>
    </style:style>
    <style:style style:name="T67" style:parent-style-name="DefaultParagraphFont" style:family="text">
      <style:text-properties style:font-name="Arial" fo:color="#008080" fo:font-size="11pt" style:font-size-asian="11pt" style:font-size-complex="11pt"/>
    </style:style>
    <style:style style:name="T68" style:parent-style-name="DefaultParagraphFont" style:family="text">
      <style:text-properties style:font-name="Arial" fo:color="#008080" fo:font-size="11pt" style:font-size-asian="11pt" style:font-size-complex="11pt"/>
    </style:style>
    <style:style style:name="T69" style:parent-style-name="DefaultParagraphFont" style:family="text">
      <style:text-properties style:font-name="Arial" fo:color="#008080" fo:font-size="11pt" style:font-size-asian="11pt" style:font-size-complex="11pt"/>
    </style:style>
    <style:style style:name="T70" style:parent-style-name="DefaultParagraphFont" style:family="text">
      <style:text-properties style:font-name="Arial" fo:color="#008080" fo:font-size="11pt" style:font-size-asian="11pt" style:font-size-complex="11pt"/>
    </style:style>
    <style:style style:name="P7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7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73" style:parent-style-name="DefaultParagraphFont" style:family="text">
      <style:text-properties style:font-name="Arial" fo:color="#000000" fo:font-size="11pt" style:font-size-asian="11pt" style:font-size-complex="11pt"/>
    </style:style>
    <style:style style:name="T74" style:parent-style-name="DefaultParagraphFont" style:family="text">
      <style:text-properties style:font-name="Arial" fo:color="#0000FF" fo:font-size="11pt" style:font-size-asian="11pt" style:font-size-complex="11pt"/>
    </style:style>
    <style:style style:name="T75" style:parent-style-name="DefaultParagraphFont" style:family="text">
      <style:text-properties style:font-name="Arial" fo:color="#0000FF" fo:font-size="11pt" style:font-size-asian="11pt" style:font-size-complex="11pt"/>
    </style:style>
    <style:style style:name="P7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7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7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7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8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8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8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8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8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8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8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8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8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8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9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9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9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93" style:parent-style-name="DefaultParagraphFont" style:family="text">
      <style:text-properties style:font-name="Arial" fo:color="#000000" fo:font-size="11pt" style:font-size-asian="11pt" style:font-size-complex="11pt"/>
    </style:style>
    <style:style style:name="T94" style:parent-style-name="DefaultParagraphFont" style:family="text">
      <style:text-properties style:font-name="Arial" fo:color="#008080" fo:font-size="11pt" style:font-size-asian="11pt" style:font-size-complex="11pt"/>
    </style:style>
    <style:style style:name="T95" style:parent-style-name="DefaultParagraphFont" style:family="text">
      <style:text-properties style:font-name="Arial" fo:color="#008080" fo:font-size="11pt" style:font-size-asian="11pt" style:font-size-complex="11pt"/>
    </style:style>
    <style:style style:name="T96" style:parent-style-name="DefaultParagraphFont" style:family="text">
      <style:text-properties style:font-name="Arial" fo:color="#008080" fo:font-size="11pt" style:font-size-asian="11pt" style:font-size-complex="11pt"/>
    </style:style>
    <style:style style:name="T97" style:parent-style-name="DefaultParagraphFont" style:family="text">
      <style:text-properties style:font-name="Arial" fo:color="#008080" fo:font-size="11pt" style:font-size-asian="11pt" style:font-size-complex="11pt"/>
    </style:style>
    <style:style style:name="P9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9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0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0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0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0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0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0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0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0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0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0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1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1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1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1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1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1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1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1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1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1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2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2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122" style:parent-style-name="DefaultParagraphFont" style:family="text">
      <style:text-properties style:font-name="Arial" fo:color="#000000" fo:font-size="11pt" style:font-size-asian="11pt" style:font-size-complex="11pt"/>
    </style:style>
    <style:style style:name="T123" style:parent-style-name="DefaultParagraphFont" style:family="text">
      <style:text-properties style:font-name="Arial" fo:color="#008080" fo:font-size="11pt" style:font-size-asian="11pt" style:font-size-complex="11pt"/>
    </style:style>
    <style:style style:name="T124" style:parent-style-name="DefaultParagraphFont" style:family="text">
      <style:text-properties style:font-name="Arial" fo:color="#008080" fo:font-size="11pt" style:font-size-asian="11pt" style:font-size-complex="11pt"/>
    </style:style>
    <style:style style:name="T125" style:parent-style-name="DefaultParagraphFont" style:family="text">
      <style:text-properties style:font-name="Arial" fo:color="#008080" fo:font-size="11pt" style:font-size-asian="11pt" style:font-size-complex="11pt"/>
    </style:style>
    <style:style style:name="P12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2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2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2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3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3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3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3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3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3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3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3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3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3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4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4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4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4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144" style:parent-style-name="DefaultParagraphFont" style:family="text">
      <style:text-properties style:font-name="Arial" fo:color="#000000" fo:font-size="11pt" style:font-size-asian="11pt" style:font-size-complex="11pt"/>
    </style:style>
    <style:style style:name="T145" style:parent-style-name="DefaultParagraphFont" style:family="text">
      <style:text-properties style:font-name="Arial" fo:color="#008080" fo:font-size="11pt" style:font-size-asian="11pt" style:font-size-complex="11pt"/>
    </style:style>
    <style:style style:name="T146" style:parent-style-name="DefaultParagraphFont" style:family="text">
      <style:text-properties style:font-name="Arial" fo:color="#008080" fo:font-size="11pt" style:font-size-asian="11pt" style:font-size-complex="11pt"/>
    </style:style>
    <style:style style:name="T147" style:parent-style-name="DefaultParagraphFont" style:family="text">
      <style:text-properties style:font-name="Arial" fo:color="#008080" fo:font-size="11pt" style:font-size-asian="11pt" style:font-size-complex="11pt"/>
    </style:style>
    <style:style style:name="P14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4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5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5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5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5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5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5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5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5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00" fo:font-size="11pt" style:font-size-asian="11pt" style:font-size-complex="11pt"/>
    </style:style>
    <style:style style:name="P15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5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6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6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6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6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6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165" style:parent-style-name="DefaultParagraphFont" style:family="text">
      <style:text-properties style:font-name="Arial" fo:color="#C0C0C0" fo:font-size="11pt" style:font-size-asian="11pt" style:font-size-complex="11pt"/>
    </style:style>
    <style:style style:name="T166" style:parent-style-name="DefaultParagraphFont" style:family="text">
      <style:text-properties style:font-name="Arial" fo:color="#0000FF" fo:font-size="11pt" style:font-size-asian="11pt" style:font-size-complex="11pt"/>
    </style:style>
    <style:style style:name="T167" style:parent-style-name="DefaultParagraphFont" style:family="text">
      <style:text-properties style:font-name="Arial" fo:color="#0000FF" fo:font-size="11pt" style:font-size-asian="11pt" style:font-size-complex="11pt"/>
    </style:style>
    <style:style style:name="T168" style:parent-style-name="DefaultParagraphFont" style:family="text">
      <style:text-properties style:font-name="Arial" fo:color="#0000FF" fo:font-size="11pt" style:font-size-asian="11pt" style:font-size-complex="11pt"/>
    </style:style>
    <style:style style:name="P16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8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0000FF" fo:font-size="11pt" style:font-size-asian="11pt" style:font-size-complex="11pt"/>
    </style:style>
    <style:style style:name="P179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C0C0C0" fo:font-size="11pt" style:font-size-asian="11pt" style:font-size-complex="11pt"/>
    </style:style>
    <style:style style:name="P180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FF420E" fo:font-size="11pt" style:font-size-asian="11pt" style:font-size-complex="11pt"/>
    </style:style>
    <style:style style:name="P181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FF420E" fo:font-size="11pt" style:font-size-asian="11pt" style:font-size-complex="11pt" fo:language="it" fo:country="IT"/>
    </style:style>
    <style:style style:name="P182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FF420E" fo:font-size="11pt" style:font-size-asian="11pt" style:font-size-complex="11pt" fo:language="it" fo:country="IT"/>
    </style:style>
    <style:style style:name="P183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FF420E" fo:font-size="11pt" style:font-size-asian="11pt" style:font-size-complex="11pt" fo:language="it" fo:country="IT"/>
    </style:style>
    <style:style style:name="P184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FF420E" fo:font-size="11pt" style:font-size-asian="11pt" style:font-size-complex="11pt" fo:language="it" fo:country="IT"/>
    </style:style>
    <style:style style:name="P185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FF420E" fo:font-size="11pt" style:font-size-asian="11pt" style:font-size-complex="11pt" fo:language="it" fo:country="IT"/>
    </style:style>
    <style:style style:name="P186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  <style:text-properties style:font-name="Arial" fo:color="#FF420E" fo:font-size="11pt" style:font-size-asian="11pt" style:font-size-complex="11pt" fo:language="it" fo:country="IT"/>
    </style:style>
    <style:style style:name="P187" style:parent-style-name="Standard" style:family="paragraph">
      <style:paragraph-properties>
        <style:tab-stops>
          <style:tab-stop style:type="left" style:position="0.2812in"/>
          <style:tab-stop style:type="left" style:position="2.1875in"/>
          <style:tab-stop style:type="left" style:position="3.302in"/>
        </style:tab-stops>
      </style:paragraph-properties>
    </style:style>
    <style:style style:name="T188" style:parent-style-name="DefaultParagraphFont" style:family="text">
      <style:text-properties style:font-name="Arial" fo:color="#FF420E" fo:font-size="11pt" style:font-size-asian="11pt" style:font-size-complex="11pt" fo:language="it" fo:country="IT"/>
    </style:style>
  </office:automatic-styles>
  <office:body>
    <office:text text:use-soft-page-breaks="true">
      <text:p text:style-name="P1">OGGETTI E METODI:</text:p>
      <text:p text:style-name="P2"><text:span text:style-name="T3">In blu<text:s/></text:span><text:span text:style-name="T4">I</text:span><text:span text:style-name="T5">e novità<text:s/></text:span><text:span text:style-name="T6">introdotte<text:s/></text:span><text:span text:style-name="T7">dalla</text:span><text:span text:style-name="T8"><text:s/>versione 0.</text:span><text:span text:style-name="T9">4</text:span></text:p>
      <text:p text:style-name="P10"><text:span text:style-name="T11">In azzuro le<text:s/></text:span><text:span text:style-name="T12">modificate non retro-compatibili<text:s/></text:span><text:span text:style-name="T13">con le versioni &lt; 0.4</text:span></text:p>
      <text:p text:style-name="P14"/>
      <text:p text:style-name="P15"/>
      <text:p text:style-name="P16">FUNZIONE/OGGETTO<text:tab/>VISIBILITA'<text:tab/>DESCRIZIONE</text:p>
      <text:p text:style-name="P17">here()<text:tab/>pubblica<text:tab/>mette un segnaposto per un item</text:p>
      <text:p text:style-name="P18">errore()<text:tab/>[semi]privato<text:tab/>funzione che memorizza gli eventuali errori incontrati per poterli gestire in maniera specifica.</text:p>
      <text:p text:style-name="P19">_apply()<text:tab/>privato<text:tab/>in automatico all'evento onLoad(). Assegna valori a myItem.name, chiama _draw() e funzioni accessorie</text:p>
      <text:p text:style-name="P20">_draw()<text:tab/>privato<text:tab/>disegna un Item</text:p>
      <text:p text:style-name="P21">_drawSNumber()<text:tab/>privato<text:tab/>disegna un elemento number facente parte di un item.</text:p>
      <text:p text:style-name="P22">_drawSString()<text:tab/>privato<text:tab/>disegna un elemento string facente parte di un Item.</text:p>
      <text:p text:style-name="P23">_drawSBoolean()<text:tab/>privato<text:tab/>disegna un elemento boolean facente parte di un Item.</text:p>
      <text:p text:style-name="P24">_setUpdate()<text:tab/>privato<text:tab/>crea l'handler che gestisce l'update via HTML (e disegna il bottone update)</text:p>
      <text:p text:style-name="P25">_setReset()<text:tab/>privato<text:tab/>resetta i valori di un Item con dati in local storage</text:p>
      <text:p text:style-name="P26">_reDraw<text:tab/>privato<text:tab/>ridisegna gli elementi a seguito di update, tenendo conto di eventuali binding multilivello</text:p>
      <text:p text:style-name="P27">_extractItem()<text:tab/>privato<text:tab/>dato un nome di un Item ne ritorna l'item corrispondente se il nome è valido, false altrimenti</text:p>
      <text:p text:style-name="P28">_extractDate()<text:tab/>privato<text:tab/>prende come parametro una stringa e, se è una data valida, ne<text:s/>ritorna la formattazione yyyy-mm-dd</text:p>
      <text:p text:style-name="P29">_extractNumberFromDate()<text:tab/>privato<text:tab/>prende come parametro una data in formato stringa e ritorna un array [dd-mm-yyyy] se valida, false altrimenti</text:p>
      <text:p text:style-name="P30">_defineBindings()<text:tab/>privato<text:tab/>aggiorna itemNames con tutti i nomi degli Item raggiungibili dall'ambiente globale (anche contenuti in array)</text:p>
      <text:p text:style-name="P31">_checkSObject()<text:tab/>privato<text:tab/>controlla se l'elemento passato come parametro è un sObject</text:p>
      <text:p text:style-name="P32"/>
      <text:p text:style-name="P33">Item<text:tab/>oggetto<text:tab/>oggetto base, può contenere numeri o stringhe.</text:p>
      <text:p text:style-name="P34"><text:tab/>Item()<text:tab/>pubblico<text:tab/>crea un nuovo oggetto di tipo Item.<text:s/>Se viene passato come parametro un altro oggetto, l'Item viene inizializzato</text:p>
      <text:p text:style-name="P35"><text:tab/><text:tab/><text:tab/>come clone di quell'oggetto; se viene passata una struttura in JSON valida, questa definisce la struttura dell'Item</text:p>
      <text:p text:style-name="P36"><text:tab/>name<text:tab/>privato<text:tab/>nome dell'oggetto Item. ATTENZIONE: non definito alla creazione dell'item poichè impossibila</text:p>
      <text:p text:style-name="P37"><text:tab/>localStorage<text:tab/>privato<text:tab/>booleano che indica se l'oggetto deve essere salvato in localstorage o meno</text:p>
      <text:p text:style-name="P38"><text:span text:style-name="T39"><text:tab/></text:span><text:span text:style-name="T40">invisible</text:span><text:span text:style-name="T41"><text:tab/>privato</text:span><text:span text:style-name="T42"><text:tab/>booleano che indica se l'oggetto viene visualizzato a video o meno</text:span></text:p>
      <text:p text:style-name="P43"><text:span text:style-name="T44"><text:tab/>classAttribute</text:span><text:span text:style-name="T45"><text:tab/>privato</text:span><text:span text:style-name="T46"><text:tab/></text:span><text:span text:style-name="T47">stringa che rappresenta le classi da aggiungere all'elemento HTML corrispondente</text:span></text:p>
      <text:p text:style-name="P48"><text:tab/>_semideepCopy()<text:tab/>privato<text:tab/>rende l'Item attuale copia dell'Item parametro</text:p>
      <text:p text:style-name="P49"><text:tab/>_toLocalStorage()<text:tab/>privato<text:tab/>salva i dati in localstorage</text:p>
      <text:p text:style-name="P50"><text:tab/>_fromLocalStorage()<text:tab/>privato<text:tab/>estrae i dati da localstorage</text:p>
      <text:p text:style-name="P51"><text:tab/>addNumber()<text:tab/>pubblico<text:tab/>aggiunge un attributo di tipo _sNumber. <text:s/>Accetta uno o più parametri di tipo stringa o oggetto. Le stringhe sono</text:p>
      <text:p text:style-name="P52"><text:tab/><text:tab/><text:tab/>del tipo "nomeAttributo" oppure "nomeAttributo:valore", dove valore è un numero.Gli oggetti sono del tipo</text:p>
      <text:p text:style-name="P53"><text:tab/><text:tab/><text:tab/>{"attributo": "valore", "attributo2": "valore2", ...} dove "name" è attributo obbligatorio.</text:p>
      <text:p text:style-name="P54"><text:tab/>addString()<text:tab/>pubblico<text:tab/>aggiunge un attributo di tipo _sString. Accetta uno o più parametri di tipo stringa o oggetto. Le stringhe sono</text:p>
      <text:p text:style-name="P55"><text:tab/><text:tab/><text:tab/>del tipo "nomeAttributo"<text:s/>oppure "nomeAttributo:valore", dove valore è una stringa. Gli oggetti sono del tipo</text:p>
      <text:p text:style-name="P56"><text:tab/><text:tab/><text:tab/>{"attributo": "valore", "attributo2": "valore2", ...} dove "name" è attributo obbligatorio.</text:p>
      <text:p text:style-name="P57"><text:tab/>addBoolean()<text:tab/>pubblico<text:tab/>aggiunge un attributo di tipo _sBoolean</text:p>
      <text:p text:style-name="P58"><text:tab/>addDate()<text:tab/>pubblico<text:tab/>aggiunge un attributo di tipo _sDate</text:p>
      <text:p text:style-name="P59"><text:span text:style-name="T60"><text:tab/></text:span><text:span text:style-name="T61">clone()</text:span><text:span text:style-name="T62"><text:tab/>pubblico</text:span><text:span text:style-name="T63"><text:tab/>rente l'Item attuale un clone dell'Item target</text:span></text:p>
      <text:p text:style-name="P64"><text:tab/>setLocalStorage()<text:tab/>pubblico<text:tab/>come parametro richiede true o false e determina se i valori dell'oggetto vanno salvati in local storage</text:p>
      <text:soft-page-break/>
      <text:p text:style-name="P65"><text:span text:style-name="T66"><text:tab/></text:span><text:span text:style-name="T67">setLabel()</text:span><text:span text:style-name="T68"><text:tab/>pu</text:span><text:span text:style-name="T69">bblico</text:span><text:span text:style-name="T70"><text:tab/>setta l'attributo label dell'item o di un attributo sObject.</text:span></text:p>
      <text:p text:style-name="P71"><text:tab/>setModifiable()<text:tab/>pubblico</text:p>
      <text:p text:style-name="P72"><text:span text:style-name="T73"><text:tab/></text:span><text:span text:style-name="T74">setValue()</text:span><text:span text:style-name="T75"><text:tab/>pubblico</text:span></text:p>
      <text:p text:style-name="P76"><text:tab/>setIsInteger()<text:tab/>pubblico</text:p>
      <text:p text:style-name="P77"><text:tab/>setMin()<text:tab/>pubblico</text:p>
      <text:p text:style-name="P78"><text:tab/>setMax()<text:tab/>pubblico</text:p>
      <text:p text:style-name="P79"><text:tab/>setInvisible()<text:tab/>pubblico<text:tab/>setta l'attributo invisibile dell'item (passando un<text:s/>ture/false) o l'attributo invisible di un attributo sObject</text:p>
      <text:p text:style-name="P80"><text:tab/><text:tab/><text:tab/>(passando la coppia "nome sObject": true/false oppure l'oggetto con coppie "nome object": true/false)</text:p>
      <text:p text:style-name="P81"><text:tab/>setClass()<text:tab/>pubblico<text:tab/>setta eventuali classi dell'elemento HTML corrispondente all'item (passando una stringa) o degli sObject</text:p>
      <text:p text:style-name="P82"><text:tab/><text:tab/><text:tab/>(passando la coppia "nome sObject": "class" oppure l'oggetto con coppie "nome object": "class" )</text:p>
      <text:p text:style-name="P83"><text:tab/>get()<text:tab/>pubblico</text:p>
      <text:p text:style-name="P84"/>
      <text:p text:style-name="P85">_sNumber<text:tab/>oggetto<text:tab/>definisce un numero, è usato come attributo di Item per contenere informazioni extra sul numero</text:p>
      <text:p text:style-name="P86"><text:tab/>_sNumber()<text:tab/>privato<text:tab/>accetta oggetti del tipo {"attributo": "valore", "attributo2": "valore2", ...} con "name" obbligatorio.</text:p>
      <text:p text:style-name="P87"><text:tab/>name<text:tab/>privato<text:tab/>nome dell'attributo</text:p>
      <text:p text:style-name="P88"><text:tab/>value<text:tab/>privato<text:tab/>valore (ammessi solo numeri)</text:p>
      <text:p text:style-name="P89"><text:tab/>label<text:tab/>privato<text:tab/>nome da visualizzare nell'HTML</text:p>
      <text:p text:style-name="P90"><text:tab/>modifiable<text:tab/>privato<text:tab/>boolean che determina se il valore è modificabile via HTML</text:p>
      <text:p text:style-name="P91"><text:tab/>binded<text:tab/>privato<text:tab/>boolean che determina se il valore è bindato a un'altro valore o funzione</text:p>
      <text:p text:style-name="P92"><text:span text:style-name="T93"><text:tab/></text:span><text:span text:style-name="T94">binding</text:span><text:span text:style-name="T95"><text:tab/>privato</text:span><text:span text:style-name="T96"><text:tab/>valore che contiene il riferimento a un altro _sNumber o a una funzio</text:span><text:span text:style-name="T97">ne (user defined) che ritorna un numero</text:span></text:p>
      <text:p text:style-name="P98"><text:tab/>max<text:tab/>privato<text:tab/>valore massimo (solo numeri)</text:p>
      <text:p text:style-name="P99"><text:tab/>min<text:tab/>privato<text:tab/>valore minimo (solo numeri)</text:p>
      <text:p text:style-name="P100"><text:tab/>isInteger<text:tab/>privato<text:tab/>boolean che determina se deve essere intero</text:p>
      <text:p text:style-name="P101"><text:tab/>invisible<text:tab/>privato<text:tab/>boolean per stabilire se l'elemento deve essere<text:s/>escluso dalla visualizzazione</text:p>
      <text:p text:style-name="P102"><text:tab/>classAttribute<text:tab/>privato<text:tab/>stringa che rappresenta le classi da aggiungere all'elemento HTML corrispondente</text:p>
      <text:p text:style-name="P103"><text:tab/>get()<text:tab/>pubblico<text:tab/>ritorna il valore memorizzato in value o quello bindato</text:p>
      <text:p text:style-name="P104"><text:tab/>setValue()<text:tab/>pubblico</text:p>
      <text:p text:style-name="P105"><text:tab/>setLabel()<text:tab/>pubblico</text:p>
      <text:p text:style-name="P106"><text:tab/>setModifiable()<text:tab/>pubblico</text:p>
      <text:p text:style-name="P107"><text:tab/>setBinding()<text:tab/>pubblico</text:p>
      <text:p text:style-name="P108"><text:tab/>setMax()<text:tab/>pubblico</text:p>
      <text:p text:style-name="P109"><text:tab/>setMin()<text:tab/>pubblico</text:p>
      <text:p text:style-name="P110"><text:tab/>setIsInteger()<text:tab/>pubblico</text:p>
      <text:p text:style-name="P111"><text:tab/>setInvisible()<text:tab/>pubblico</text:p>
      <text:p text:style-name="P112"><text:tab/>setClass()<text:tab/>pubblico</text:p>
      <text:p text:style-name="P113"/>
      <text:p text:style-name="P114">_sString<text:tab/>oggetto<text:tab/>oggetto che contiene stringhe, è un metodo dell'oggetto Item</text:p>
      <text:p text:style-name="P115"><text:tab/>_sString()<text:tab/>privato<text:tab/>alla<text:s/>creazione posso passare diversi parametri:</text:p>
      <text:p text:style-name="P116"><text:tab/>name<text:tab/>privato<text:tab/>nome dell'attributo</text:p>
      <text:p text:style-name="P117"><text:tab/>value<text:tab/>privato<text:tab/>valore (ammessi solo numeri)</text:p>
      <text:p text:style-name="P118"><text:tab/>label<text:tab/>privato<text:tab/>nome da visualizzare nell'HTML</text:p>
      <text:p text:style-name="P119"><text:tab/>modifiable<text:tab/>privato<text:tab/>boolean che determina se il valore è modificabile via HTML</text:p>
      <text:soft-page-break/>
      <text:p text:style-name="P120"><text:tab/>binded<text:tab/>privato<text:tab/>boolean che determina se il valore è bindato a un'altro valore o funzione</text:p>
      <text:p text:style-name="P121"><text:span text:style-name="T122"><text:tab/></text:span><text:span text:style-name="T123">binding</text:span><text:span text:style-name="T124"><text:tab/>privato</text:span><text:span text:style-name="T125"><text:tab/>valore che contiene il riferimento a un altra _sString o a una funzione (user defined) che ritorna una stringa</text:span></text:p>
      <text:p text:style-name="P126"><text:tab/>invisible<text:tab/>privato<text:tab/>boolean per stabilire se l'elemento deve essere escluso dalla visualizzazione</text:p>
      <text:p text:style-name="P127"><text:tab/>classAttribute<text:tab/>privato<text:tab/>stringa che rappresenta le classi da aggiungere all'elemento HTML corrispondente</text:p>
      <text:p text:style-name="P128"><text:tab/>get()<text:tab/>pubblico<text:tab/>ritorna il valore memorizzato in value o quello bindato</text:p>
      <text:p text:style-name="P129"><text:tab/>setValue()<text:tab/>pubblico</text:p>
      <text:p text:style-name="P130"><text:tab/>setLabel()<text:tab/>pubblico</text:p>
      <text:p text:style-name="P131"><text:tab/>setModifiable()<text:tab/>pubblico<text:tab/></text:p>
      <text:p text:style-name="P132"><text:tab/>setBinding()<text:tab/>pubblico</text:p>
      <text:p text:style-name="P133"><text:tab/>setInvisible()<text:tab/>pubblico</text:p>
      <text:p text:style-name="P134"><text:tab/>setClass()<text:tab/>pubblico</text:p>
      <text:p text:style-name="P135"/>
      <text:p text:style-name="P136">_sBoolean<text:tab/>oggetto</text:p>
      <text:p text:style-name="P137"><text:tab/>_sBoolean()<text:tab/>privato<text:tab/>oggetto che contiene boolean, è un metodo dell'oggetto Item</text:p>
      <text:p text:style-name="P138"><text:tab/>name<text:tab/>privato<text:tab/>nome dell'attributo</text:p>
      <text:p text:style-name="P139"><text:tab/>value<text:tab/>privato<text:tab/>valore (ammessi solo true e false)</text:p>
      <text:p text:style-name="P140"><text:tab/>label<text:tab/>privato<text:tab/>nome da visualizzare nell'HTML</text:p>
      <text:p text:style-name="P141"><text:tab/>modifiable<text:tab/>privato<text:tab/>boolean che determina se il valore è modificabile via HTML</text:p>
      <text:p text:style-name="P142"><text:tab/>binded<text:tab/>privato<text:tab/>boolean che determina se il valore è bindato a un'altro valore o funzione</text:p>
      <text:p text:style-name="P143"><text:span text:style-name="T144"><text:tab/></text:span><text:span text:style-name="T145">binding</text:span><text:span text:style-name="T146"><text:tab/>privato</text:span><text:span text:style-name="T147"><text:tab/>valore che contiene il riferimento a un altra _sString o a una funzione (user defined) che ritorna una stringa</text:span></text:p>
      <text:p text:style-name="P148"><text:tab/>invisible<text:tab/>privato<text:tab/>boolean per stabilire se l'elemento deve essere escluso dalla visualizzazione</text:p>
      <text:p text:style-name="P149"><text:tab/>classAttribute<text:tab/>privato<text:tab/>stringa<text:s/>che rappresenta le classi da aggiungere all'elemento HTML corrispondente</text:p>
      <text:p text:style-name="P150"><text:tab/>get()<text:tab/>pubblico<text:tab/>ritorna il valore memorizzato in value o quello bindato</text:p>
      <text:p text:style-name="P151"><text:tab/>setValue()<text:tab/>pubblico</text:p>
      <text:p text:style-name="P152"><text:tab/>setLabel()<text:tab/>pubblico</text:p>
      <text:p text:style-name="P153"><text:tab/>setModifiable()<text:tab/>pubblico<text:tab/></text:p>
      <text:p text:style-name="P154"><text:tab/>setBinding()<text:tab/>pubblico</text:p>
      <text:p text:style-name="P155"><text:tab/>setInvisible()<text:tab/>pubblico</text:p>
      <text:p text:style-name="P156"><text:tab/>setAttribute()<text:tab/>pubblico</text:p>
      <text:p text:style-name="P157"/>
      <text:p text:style-name="P158">_sDate<text:tab/>oggetto</text:p>
      <text:p text:style-name="P159"><text:tab/>_sBoolean()<text:tab/>privato<text:tab/>oggetto che contiene boolean, è un metodo dell'oggetto Item</text:p>
      <text:p text:style-name="P160"><text:tab/>name<text:tab/>privato<text:tab/>nome dell'attributo</text:p>
      <text:p text:style-name="P161"><text:tab/>value<text:tab/>privato<text:tab/>valore (ammessi solo true e false)</text:p>
      <text:p text:style-name="P162"><text:tab/>label<text:tab/>privato<text:tab/>nome da visualizzare nell'HTML</text:p>
      <text:p text:style-name="P163"><text:tab/>modifiable<text:tab/>privato<text:tab/>boolean che determina se il valore è modificabile via HTML</text:p>
      <text:p text:style-name="P164"><text:span text:style-name="T165"><text:tab/></text:span><text:span text:style-name="T166">binded</text:span><text:span text:style-name="T167"><text:tab/>privato</text:span><text:span text:style-name="T168"><text:tab/>boolean che determina se il valore è bindato a un'altro valore o funzione</text:span></text:p>
      <text:p text:style-name="P169"><text:tab/>binding<text:tab/>privato<text:tab/>valore che contiene il riferimento a un altra _sString o a una funzione (user defined) che ritorna una stringa</text:p>
      <text:p text:style-name="P170"><text:tab/>invisible<text:tab/>privato<text:tab/>boolean per stabilire se l'elemento deve essere escluso dalla visualizzazione</text:p>
      <text:p text:style-name="P171"><text:tab/>classAttribute<text:tab/>privato<text:tab/>stringa che rappresenta le classi da aggiungere all'elemento HTML corrispondente</text:p>
      <text:p text:style-name="P172"><text:tab/>get()<text:tab/>pubblico<text:tab/>ritorna il valore memorizzato in value o quello bindato</text:p>
      <text:p text:style-name="P173"><text:tab/>setValue()<text:tab/>pubblico</text:p>
      <text:soft-page-break/>
      <text:p text:style-name="P174"><text:tab/>setLabel()<text:tab/>pubblico</text:p>
      <text:p text:style-name="P175"><text:tab/>setModifiable()<text:tab/>pubblico<text:tab/></text:p>
      <text:p text:style-name="P176"><text:tab/>setBinding()<text:tab/>pubblico</text:p>
      <text:p text:style-name="P177"><text:tab/>setInvisible()<text:tab/>pubblico</text:p>
      <text:p text:style-name="P178"><text:tab/>setClass()<text:tab/>pubblico</text:p>
      <text:p text:style-name="P179"><text:tab/>set min e set max?</text:p>
      <text:p text:style-name="P180"/>
      <text:p text:style-name="P181"/>
      <text:p text:style-name="P182">Dalla versione 0.5 saranno introdotte e stabilizzate anche:</text:p>
      <text:p text:style-name="P183">ItemAdvanced</text:p>
      <text:p text:style-name="P184">ItemMap</text:p>
      <text:p text:style-name="P185">ItemImage</text:p>
      <text:p text:style-name="P186">ItemMultimedia</text:p>
      <text:p text:style-name="P187"><text:span text:style-name="T188">ItemSocke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vazzi Lorenzo</meta:initial-creator>
    <dc:creator>Cavazzi Lorenzo</dc:creator>
    <meta:creation-date>2018-04-17T12:01:00Z</meta:creation-date>
    <dc:date>2018-04-17T12:06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4" meta:paragraph-count="16" meta:word-count="1157" meta:character-count="8432" meta:row-count="60" meta:non-whitespace-character-count="7291"/>
  </office:meta>
</office:document-meta>
</file>